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094" officeooo:paragraph-rsid="00104094"/>
    </style:style>
    <style:style style:name="P2" style:family="paragraph" style:parent-style-name="Standard">
      <style:text-properties style:font-name="Arial" fo:font-size="12pt" officeooo:rsid="00104094" officeooo:paragraph-rsid="00104094" style:font-size-asian="12pt" style:font-size-complex="12pt"/>
    </style:style>
    <style:style style:name="T1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1155cc" fo:font-size="9pt" fo:letter-spacing="normal" fo:font-style="normal" fo:font-weight="normal"/>
    </style:style>
    <style:style style:name="T3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4" style:family="text">
      <style:text-properties fo:font-variant="normal" fo:text-transform="none" fo:color="#1155cc" style:font-name="Arial" fo:letter-spacing="normal" fo:font-style="normal" fo:font-weight="normal"/>
    </style:style>
    <style:style style:name="T5" style:family="text">
      <style:text-properties fo:font-variant="normal" fo:text-transform="none" fo:color="#1155cc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style:font-name="Arial"/>
    </style:style>
    <style:style style:name="T7" style:family="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tom.io/packages/auto-detect-indentation" text:style-name="Internet_20_link" text:visited-style-name="Visited_20_Internet_20_Link"><text:span text:style-name="T7"/></text:a></text:p>
      <text:p text:style-name="P2">Misschien nog handig voor Atom:</text:p>
      <text:p text:style-name="P1"><text:a xlink:type="simple" xlink:href="https://atom.io/packages/auto-detect-indentation" text:style-name="Internet_20_link" text:visited-style-name="Visited_20_Internet_20_Link"><text:span text:style-name="T7">https://atom.io/packages/auto-detect-indentation</text:span></text:a><text:span text:style-name="T7"> <text:line-break/><text:line-break/>Misschien handig voor Phaser:</text:span></text:p>
      <text:p text:style-name="P1"><text:a xlink:type="simple" xlink:href="http://www.html5gamedevs.com/topic/17610-guide-phaser-auto-completion-in-atom-with-tern-phaser/" office:target-frame-name="_blank" xlink:show="new" text:style-name="Internet_20_link" text:visited-style-name="Visited_20_Internet_20_Link"><text:span text:style-name="T5">http://www.html5gamedevs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7:40:57.153668607</meta:creation-date>
    <dc:date>2017-03-03T17:42:06.766662053</dc:date>
    <meta:editing-duration>PT1M1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1" meta:character-count="140" meta:non-whitespace-character-count="130"/>
  </office:meta>
</office:document-meta>
</file>